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Excel_BuiltIn_Hyperlink" style:data-style-name="N0">
      <style:table-cell-properties fo:border="thin solid #FFFFFF" style:vertical-align="automatic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8" style:family="table-cell" style:parent-style-name="Default" style:data-style-name="N0">
      <style:table-cell-properties fo:border="thin solid #FFFFFF" fo:background-color="transparent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double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1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8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0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-top="thin double #B3B3B3" fo:border-bottom="thin double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8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8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8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85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6.7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spanned="3" table:number-rows-spanned="1" table:style-name="ce38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9">
            <text:p>&lt;Nombre Proyecto&gt;</text:p>
          </table:table-cell>
          <table:covered-table-cell/>
          <table:table-cell table:style-name="ce2"/>
          <table:table-cell office:value-type="string" table:style-name="ce3">
            <text:p>&lt;Unidad Organizativa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40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1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81">
            <text:p>&lt;Nombre Consejería u Organismo Autónom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82">
            <text:p>&lt;Nombre Proyect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8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83">
            <text:p>&lt;Nombre de la Empresa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84">
            <text:p>0100</text:p>
          </table:table-cell>
          <table:covered-table-cell/>
          <table:table-cell office:value-type="string" table:style-name="ce9">
            <text:p>Fecha Vers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51"/>
          <table:covered-table-cell/>
          <table:table-cell office:value-type="string" table:style-name="ce11">
            <text:p>Fecha Aprobac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style-name="ce12"/>
          <table:table-cell table:number-columns-spanned="2" table:number-rows-spanned="1" table:style-name="ce52"/>
          <table:covered-table-cell/>
          <table:table-cell office:value-type="string" table:style-name="ce14">
            <text:p>Nº Total de Páginas</text:p>
          </table:table-cell>
          <table:table-cell office:value-type="string" table:style-name="ce15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6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7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8">
          <table:table-cell/>
          <table:table-cell office:value-type="string" table:style-name="ce18">
            <text:p>Versión</text:p>
          </table:table-cell>
          <table:table-cell office:value-type="string" table:style-name="ce19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20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21">
            <text:p>0100</text:p>
          </table:table-cell>
          <table:table-cell office:value-type="string" table:style-name="ce22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3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5"/>
          <table:table-cell table:style-name="ce13"/>
          <table:table-cell table:number-columns-spanned="2" table:number-rows-spanned="1" table:style-name="ce46"/>
          <table:covered-table-cell/>
          <table:table-cell table:style-name="ce15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6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8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49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1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7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5" table:style-name="ce2"/>
          <table:table-cell table:style-name="ce37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&lt;Nombre Proyecto&gt;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73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4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75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6">
            <text:p>&lt;&lt;CA0XX&gt;&gt;</text:p>
          </table:table-cell>
          <table:covered-table-cell/>
          <table:table-cell office:value-type="string" table:style-name="ce54">
            <text:p>&lt;&lt;Componente 1&gt;&gt;</text:p>
          </table:table-cell>
          <table:table-cell table:style-name="ce1"/>
          <table:table-cell table:number-columns-spanned="2" table:number-rows-spanned="1" table:style-name="ce77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8">
            <text:p>&lt;&lt;CA0YY&gt;&gt;</text:p>
          </table:table-cell>
          <table:covered-table-cell/>
          <table:table-cell office:value-type="string" table:style-name="ce55">
            <text:p>&lt;&lt;Componente 2&gt;&gt;</text:p>
          </table:table-cell>
          <table:table-cell table:style-name="ce56"/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7"/>
          <table:table-cell table:style-name="ce58"/>
          <table:table-cell table:style-name="ce59"/>
          <table:table-cell table:number-columns-repeated="2" table:style-name="ce58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85">
            <text:p>&lt;&lt;CAXX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2" table:style-name="ce65">
            <text:p>2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3" table:style-name="ce65">
            <text:p>3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4" table:style-name="ce65">
            <text:p>4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5" table:style-name="ce65">
            <text:p>5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6" table:style-name="ce69">
            <text:p>6</text:p>
          </table:table-cell>
          <table:table-cell table:number-columns-repeated="4" table:style-name="ce70"/>
          <table:table-cell table:style-name="ce71"/>
          <table:table-cell table:style-name="ce72"/>
          <table:table-cell table:number-columns-repeated="16376"/>
        </table:table-row>
        <table:table-row table:style-name="ro6">
          <table:table-cell/>
          <table:table-cell table:number-columns-repeated="6" table:style-name="ce2"/>
          <table:table-cell table:style-name="ce31"/>
          <table:table-cell table:number-columns-repeated="16376"/>
        </table:table-row>
        <table:table-row table:style-name="ro6">
          <table:table-cell/>
          <table:table-cell office:value-type="string" table:number-columns-spanned="2" table:number-rows-spanned="1" table:style-name="ce85">
            <text:p>&lt;&lt;CAYY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 table:style-name="ce2"/>
          <table:table-cell office:value-type="float" office:value="2" table:style-name="ce65">
            <text:p>2</text:p>
          </table:table-cell>
          <table:table-cell table:number-columns-repeated="4" table:style-name="ce66"/>
          <table:table-cell table:style-name="ce67"/>
          <table:table-cell table:style-name="ce68"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65">
            <text:p>3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65">
            <text:p>4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5">
            <text:p>5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table:number-columns-repeated="4" table:style-name="ce70"/>
          <table:table-cell table:style-name="ce71"/>
          <table:table-cell table:style-name="ce72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6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Unitarias.$A$1:Pruebas_Unitarias.$H$37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7P0" number:language="es" number:country="CO">
      <number:number number:decimal-places="2" number:min-integer-digits="1" number:grouping="true"/>
      <number:text> </number:text>
      <number:currency-symbol number:language="es" number:country="CO">€</number:currency-symbol>
    </number:currency-style>
    <number:currency-style style:name="N37" number:language="es" number:country="CO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USA</dc:creator>
    <meta:creation-date>1996-11-27T11:00:04Z</meta:creation-date>
    <dc:date>2021-08-24T19:51:30Z</dc:date>
    <meta:print-date>2021-08-24T19:51:19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